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ba6" officeooo:paragraph-rsid="0014fba6"/>
    </style:style>
    <style:style style:name="P2" style:family="paragraph" style:parent-style-name="Standard">
      <style:text-properties officeooo:rsid="0014fba6" officeooo:paragraph-rsid="0014fba6"/>
    </style:style>
    <style:style style:name="T1" style:family="text">
      <style:text-properties officeooo:rsid="0018c0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攻撃方法</text:p>
      <text:p text:style-name="P1">- XSS: 動的なWebサイトにおいて、攻撃者が、利用者に対して、不正なスクリプトを含んだページのURLをクリックさせ、利用者に返されると、スクリプトが実行され、利用者のセッションがハイジャックされる</text:p>
      <text:p text:style-name="P1"/>
      <text:p text:style-name="P1">- CSRF:Webアプリにログイン済みの利用者に対し、</text:p>
      <text:p text:style-name="P1"/>
      <text:p text:style-name="P1"><text:span text:style-name="T1">XSS</text:span>攻撃例：</text:p>
      <text:p text:style-name="P1">- Cookieハイジャックによるなりすましや不正ログイン</text:p>
      <text:p text:style-name="P1"/>
      <text:p text:style-name="P1">対策</text:p>
      <text:p text:style-name="P1">- <text:span text:style-name="T1">XSS:　ページに出力するデータのエスケープ処理</text:span></text:p>
      <text:p text:style-name="P1"/>
      <text:p text:style-name="P1">- -<text:span text:style-name="T1">CSRF:Formページ返却時のトークン付与（利用者に送ったトークンと同じものがリクエストに入っているか確認する）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20:48:36.052396399</meta:creation-date>
    <meta:editing-duration>PT7M48S</meta:editing-duration>
    <meta:editing-cycles>3</meta:editing-cycles>
    <meta:generator>LibreOffice/6.4.7.2$Linux_X86_64 LibreOffice_project/40$Build-2</meta:generator>
    <dc:date>2021-10-22T23:23:42.085301965</dc:date>
    <meta:document-statistic meta:table-count="0" meta:image-count="0" meta:object-count="0" meta:page-count="1" meta:paragraph-count="8" meta:word-count="217" meta:character-count="257" meta:non-whitespace-character-count="250"/>
  </office:meta>
</office:document-meta>
</file>